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roadway" svg:font-family="Broadway, 'Matisse ITC'" style:font-family-generic="decorative" style:font-pitch="variable"/>
    <style:font-face style:name="Showcard Gothic" svg:font-family="'Showcard Gothic', 'Matisse ITC'" style:font-family-generic="decorative" style:font-pitch="variable"/>
    <style:font-face style:name="Tempus Sans ITC" svg:font-family="'Tempus Sans IT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Informal Roman" svg:font-family="'Informal Roman'"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Text_20_body">
      <style:text-properties style:font-name="Tempus Sans ITC"/>
    </style:style>
    <style:style style:name="P3" style:family="paragraph" style:parent-style-name="Heading_20_4">
      <style:text-properties style:font-name="Times New Roman" fo:font-size="18pt" style:font-size-asian="18pt"/>
    </style:style>
    <style:style style:name="P4" style:family="paragraph" style:parent-style-name="Footer">
      <style:text-properties style:font-name="Broadway" fo:font-size="14pt" style:font-size-asian="14pt"/>
    </style:style>
    <style:style style:name="T1"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Je wordt wakker in een bed wat naar rook, drank en sperma ruikt. Naast je ligt iemand. Je voelt een grote slok oud bier uit je maag even terugkeren naar je mond. Omdat het je eigen kamer is, laat je het voorzichtig uit je mond stromen in de schoenen van de ander. Je hebt zin in een sigaret, dus je maakt de ander wakker om er even kort mee te neuken. Je steekt een sigaret op. Je hoort degene in je bed tegen je praten en het geluid klinkt alsof je kamer dezelfde akoestiek als een soort grote bierkelder heeft. Je hebt geen zin om iets terug te zeggen, dus je duwt met je voet de ander onverwachts en hard uit je bed op de harde grond van je kamer. Aan het geluid hoor je, dat de grond daar om onbekende reden vochtig is. Je neukertje van de avond heeft de hint begrepen en gaat weg. Als je de deur van je studentenhuis dicht hoort vallen, krijg je een soort spijt, want je krijgt weer zin om te neuken. Dus pak je een biertje om je gevoel te verwerken. Je krijgt weer zin. Vanavond ga je weer naar de sociëteit van je studentenkorps...’’</text:p>
      <text:p text:style-name="Standard"/>
      <text:p text:style-name="Standard"/>
      <text:p text:style-name="Standard">Persbericht:</text:p>
      <text:p text:style-name="Standard"/>
      <text:h text:style-name="P3" text:outline-level="4">Goddelijke mannen en vrouwen in de hemel</text:h>
      <text:p text:style-name="Standard">Vandaag is er op vliegveld Eelde een vliegtuig neergestort met alle leden van de bekende popgroepen ‘K3’ en de ‘Backstreet Boys’. De wereld is al de gehele ochtend in diepe rauw. Miljarden fans zijn de straat opgegaan om bij elkaar troost te zoeken en te huilen. De mensen die te bekrompen waren deze kwaliteitsbands te waarderen, en hierdoor toch naar hun werk kònden gaan, slaagden hier niet in, wegens alle huilende mensen op straat. De politie heeft aanwijzingen gevonden dat een <text:span text:style-name="T1">bom</text:span> de oorzaak was van het ongeluk. Of buitenaardse wezens deze geplaats hebben, is nog geen uitsluitsel ov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roadway" svg:font-family="Broadway, 'Matisse ITC'" style:font-family-generic="decorative" style:font-pitch="variable"/>
    <style:font-face style:name="Showcard Gothic" svg:font-family="'Showcard Gothic', 'Matisse ITC'" style:font-family-generic="decorative" style:font-pitch="variable"/>
    <style:font-face style:name="Tempus Sans ITC" svg:font-family="'Tempus Sans ITC'" style:font-family-generic="decorative" style:font-pitch="variable"/>
    <style:font-face style:name="Rockwell Extra Bold" svg:font-family="'Rockwell Extra Bold'" style:font-family-generic="roman" style:font-pitch="variable"/>
    <style:font-face style:name="Times New Roman" svg:font-family="'Times New Roman'" style:font-family-generic="roman" style:font-pitch="variable"/>
    <style:font-face style:name="Informal Roman" svg:font-family="'Informal Roman'"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Impact" svg:font-family="Impac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Informal Roman" fo:font-size="16pt" style:font-size-asian="16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Showcard Gothic" fo:font-size="26pt" fo:text-shadow="1pt 1pt" fo:font-weight="bold" style:letter-kerning="true" style:font-size-asian="2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Rockwell Extra Bold" fo:font-size="22pt" fo:text-shadow="1pt 1pt" style:font-size-asian="22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name="Impact" fo:font-size="16pt" style:font-size-asian="16pt"/>
    </style:style>
    <style:style style:name="Code" style:family="paragraph" style:parent-style-name="Standard">
      <style:paragraph-properties fo:padding-left="0.0555in" fo:padding-right="0.0555in" fo:padding-top="0.0138in" fo:padding-bottom="0.0138in" fo:border="0.0071in solid #000000"/>
    </style:style>
    <style:style style:name="Code_20_in_20_text" style:display-name="Code in text" style:family="paragraph" style:parent-style-name="Standard">
      <style:text-properties style:font-name="Century Gothic" fo:text-shadow="1pt 1pt"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font-name="Broadway" fo:font-size="14pt" style:font-size-asian="14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h text:style-name="Heading_20_1" text:outline-level="1">BALLEN EN HERTJES INTRO...</text:h>
      </style:header>
      <style:footer>
        <text:p text:style-name="MP1">Levend Cluedo ‘Ballen en hertjes’, geschreven door Jasper Janson en Richèl Bilderbeek op 29-05-2003</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derbeek</meta:initial-creator>
    <meta:creation-date>2003-06-03T18:20:00</meta:creation-date>
    <dc:creator>Bilderbeek</dc:creator>
    <dc:date>2003-09-12T11:02:00</dc:date>
    <meta:editing-cycles>6</meta:editing-cycles>
    <meta:editing-duration>PT01H01M00S</meta:editing-duration>
    <meta:document-statistic meta:table-count="0" meta:image-count="0" meta:object-count="0" meta:page-count="1" meta:paragraph-count="6" meta:word-count="332" meta:character-count="1815"/>
    <meta:generator>OpenOffice.org/3.2$Linux OpenOffice.org_project/320m12$Build-9483</meta:generator>
    <meta:user-defined meta:name="Info 1"/>
    <meta:user-defined meta:name="Info 2"/>
    <meta:user-defined meta:name="Info 3"/>
    <meta:user-defined meta:name="Info 4"/>
  </office:meta>
</office:document-meta>
</file>